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Standard">
      <style:text-properties style:font-name="Times" fo:font-size="12pt" officeooo:rsid="000bcc18" officeooo:paragraph-rsid="000bcc18"/>
    </style:style>
    <style:style style:name="P5" style:family="paragraph" style:parent-style-name="Standard">
      <style:text-properties style:font-name="Times" fo:font-size="12pt" officeooo:rsid="000c5cf5"/>
    </style:style>
    <style:style style:name="P6" style:family="paragraph" style:parent-style-name="Standard">
      <style:text-properties style:font-name="Times" fo:font-size="12pt" officeooo:rsid="000c5cf5" officeooo:paragraph-rsid="000c5cf5"/>
    </style:style>
    <style:style style:name="P7" style:family="paragraph" style:parent-style-name="Standard">
      <style:text-properties style:font-name="Times" fo:font-size="12pt" officeooo:rsid="000c5cf5" officeooo:paragraph-rsid="000e168c"/>
    </style:style>
    <style:style style:name="P8" style:family="paragraph" style:parent-style-name="Standard">
      <style:text-properties style:font-name="Times" fo:font-size="12pt" officeooo:paragraph-rsid="000e168c"/>
    </style:style>
    <style:style style:name="T1" style:family="text">
      <style:text-properties fo:font-weight="bold"/>
    </style:style>
    <style:style style:name="T2" style:family="text">
      <style:text-properties officeooo:rsid="000e16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des années précédentes (<text:span text:style-name="T1">document à compléter au fur et à mesure</text:span>)</text:p>
      <text:p text:style-name="P1"/>
      <text:p text:style-name="P1">Auteur du document : rode_t</text:p>
      <text:p text:style-name="P1">Date de création : 6/03/2013</text:p>
      <text:p text:style-name="P1"/>
      <text:p text:style-name="P1">N'hésitez pas à rajouter des questions que j'ai omises (c'est à dire beaucoup) ainsi que des compléments aux réponses.</text:p>
      <text:p text:style-name="P1"/>
      <text:p text:style-name="P1"/>
      <text:p text:style-name="P1">Norme : les “quotes” représente ce qu'a dit mot pour mot le prof.</text:p>
      <text:p text:style-name="P1"/>
      <text:p text:style-name="P1"/>
      <text:p text:style-name="P1"/>
      <text:p text:style-name="P1">1) Importance du secteur informatique dans l'économie, PIB, …</text:p>
      <text:p text:style-name="P1">Compléter grâce aux slides.</text:p>
      <text:p text:style-name="P4">Slide 26 :</text:p>
      <text:p text:style-name="P4"/>
      <text:p text:style-name="P4">→ La dépense informatique correspond à 85 Milliards d'€ soit plus de 4 % du PIB.</text:p>
      <text:p text:style-name="P6">→ soit 30 % des investissements totaux.</text:p>
      <text:p text:style-name="P4">→ L'informatique représente un peu plus de 10 % de tous les investissements hors ménages en France (!)</text:p>
      <text:p text:style-name="P6"/>
      <text:p text:style-name="P7"><text:span text:style-name="T2">2) Bien plus de valeur ajoutée que dans le domaine de l'agriculture, de la construction automobile, ou de la finance</text:span></text:p>
      <text:p text:style-name="P1"/>
      <text:p text:style-name="P1"><text:span text:style-name="T2">3</text:span>) Emploi : 550-600k en France, 12-15k de création d'emploi (en comptant le turn over), 3k de création net (dont 2k de cadres par les SSII)</text:p>
      <text:p text:style-name="P8"/>
      <text:p text:style-name="P8"/>
      <text:p text:style-name="P1"><text:span text:style-name="T2">4</text:span>) Que reste-t-il des îlots d'informatisation des premiers temps ? Quelle solution apporte l'ERP ?</text:p>
      <text:p text:style-name="P1"/>
      <text:p text:style-name="P1">Il existe quelques couches basses qui <text:span text:style-name="T2">sont en tain de </text:span>disparaître <text:span text:style-name="T2">(mainstream...).</text:span></text:p>
      <text:p text:style-name="P1"/>
      <text:p text:style-name="P1">Solution apportée par l'ERP ?</text:p>
      <text:p text:style-name="P1"><text:span text:style-name="T2"><text:tab/>→ cohérence</text:span></text:p>
      <text:p text:style-name="P8"><text:span text:style-name="T2"><text:tab/>→ référence unique</text:span></text:p>
      <text:p text:style-name="P1"/>
      <text:p text:style-name="P6"><text:span text:style-name="T2">5</text:span>) Actuellement, la croissance du secteur informatique dépend-elle plus de la santé économique ou de l'innovation technologique, pourquoi ?</text:p>
      <text:p text:style-name="P7"><text:span text:style-name="T2">Quelle serait la justification économique de l'investissement dans les SI ?</text:span></text:p>
      <text:p text:style-name="P5"/>
      <text:p text:style-name="P7"><text:span text:style-name="T2">On passe des évolutions (faire un peu mieux chaque jour) a l'innovation</text:span></text:p>
      <text:p text:style-name="P7"><text:span text:style-name="T2"><text:tab/>→ évolution des process</text:span></text:p>
      <text:p text:style-name="P7"><text:span text:style-name="T2"><text:tab/>→ coeurs de métiers différents</text:span></text:p>
      <text:p text:style-name="P5"/>
      <text:p text:style-name="P6">Slide 32</text:p>
      <text:p text:style-name="P6">→ Ralentissement marqué (de la croissance du secteur info ndlr) malgré l'innovation qui ne ralentit pas !</text:p>
      <text:p text:style-name="P6"/>
      <text:p text:style-name="P7"><text:soft-page-break/><text:span text:style-name="T2">6) Comment définiriez vous “l'ere de l'économie numérique” et quelle en est la manifestation majeure pour les SI d'entreprise ?</text:span></text:p>
      <text:p text:style-name="P7"><text:span text:style-name="T2"/></text:p>
      <text:p text:style-name="P7"><text:span text:style-name="T2">Cf slides...</text:span></text:p>
      <text:p text:style-name="P7"><text:span text:style-name="T2"/></text:p>
      <text:p text:style-name="P7"><text:span text:style-name="T2">7) D'apres le MIT, quelles sont les gradations dans la valeur ajoutée apportée par l'informatique aux entreprises ? Vous pouvez faire un shéma</text:span></text:p>
      <text:p text:style-name="P6"/>
      <text:p text:style-name="P6"><text:span text:style-name="T2">- Sortir la courbe =&gt; 1pt</text:span></text:p>
      <text:p text:style-name="P7"><text:span text:style-name="T2">- Commentaire(s) pertinent =&gt; points bonus</text:span></text:p>
      <text:p text:style-name="P6"/>
      <text:p text:style-name="P6"/>
      <text:p text:style-name="P1"><text:span text:style-name="T2">WTF</text:span>) Objectif personnel avant 35 ans ?</text:p>
      <text:p text:style-name="P1"/>
      <text:p text:style-name="P1">Enrichissement professionnel (travailler en tant que cadre ? ..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Toto </meta:initial-creator>
    <dc:date>2013-04-02T20:25:10</dc:date>
    <meta:editing-duration>PT6M40S</meta:editing-duration>
    <meta:editing-cycles>3</meta:editing-cycles>
    <dc:creator>thomas </dc:creator>
    <meta:document-statistic meta:table-count="0" meta:image-count="0" meta:object-count="0" meta:page-count="2" meta:paragraph-count="32" meta:word-count="337" meta:character-count="2030" meta:non-whitespace-character-count="1721"/>
  </office:meta>
</office:document-meta>
</file>